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nsolas" svg:font-family="Consolas, 'Liberation Mono', Courier,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paragraph-properties fo:text-align="start" style:justify-single-word="false"/>
      <style:text-properties style:text-underline-style="none" fo:font-weight="bold" style:font-weight-asian="bold" style:font-weight-complex="bold"/>
    </style:style>
    <style:style style:name="P5" style:family="paragraph" style:parent-style-name="Standard">
      <style:paragraph-properties fo:text-align="start" style:justify-single-word="false"/>
      <style:text-properties style:text-underline-style="none" fo:font-weight="bold" style:font-weight-asian="bold" style:font-weight-complex="bold"/>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style>
    <style:style style:name="P8" style:family="paragraph" style:parent-style-name="Preformatted_20_Text">
      <style:paragraph-properties fo:text-align="start" style:justify-single-word="false"/>
      <style:text-properties style:text-underline-style="none" fo:font-weight="normal" style:font-weight-asian="normal" style:font-weight-complex="normal"/>
    </style:style>
    <style:style style:name="P9" style:family="paragraph" style:parent-style-name="Preformatted_20_Text">
      <style:paragraph-properties fo:padding="0cm" fo:border="none"/>
    </style:style>
    <style:style style:name="T1" style:family="text">
      <style:text-properties fo:color="#445588" fo:font-weight="bold"/>
    </style:style>
    <style:style style:name="T2" style:family="text">
      <style:text-properties fo:color="#990000" fo:font-weight="bold"/>
    </style:style>
    <style:style style:name="T3" style:family="text">
      <style:text-properties fo:color="#333333"/>
    </style:style>
    <style:style style:name="T4" style:family="text">
      <style:text-properties fo:color="#dd1144"/>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variant="normal" fo:text-transform="none" fo:color="#333333" style:font-name="Consolas" fo:font-size="9pt" fo:letter-spacing="normal" fo:font-style="normal"/>
    </style:style>
    <style:style style:name="T9" style:family="text">
      <style:text-properties fo:font-variant="normal" fo:text-transform="none" fo:color="#333333" style:font-name="Consolas" fo:font-size="9pt" fo:letter-spacing="normal" fo:font-style="normal" fo:font-weight="bold"/>
    </style:style>
    <style:style style:name="T10" style:family="text">
      <style:text-properties fo:font-variant="normal" fo:text-transform="none" fo:color="#333333" fo:letter-spacing="normal"/>
    </style:style>
    <style:style style:name="T11" style:family="text">
      <style:text-properties fo:font-variant="normal" fo:text-transform="none" fo:color="#dd1144" style:font-name="Consolas" fo:font-size="9pt" fo:letter-spacing="normal" fo:font-style="normal"/>
    </style:style>
    <style:style style:name="T12" style:family="text">
      <style:text-properties fo:font-weight="normal" style:font-weight-asian="normal" style:font-weight-complex="normal"/>
    </style:style>
    <style:style style:name="T13" style:family="text">
      <style:text-properties fo:color="#009999"/>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https://github.com/CarlosColoma/AD</text:p>
      <text:p text:style-name="P1"/>
      <text:p text:style-name="P1">Autoevaluacion de AD</text:p>
      <text:p text:style-name="P1"/>
      <text:p text:style-name="P3">Commits:</text:p>
      <text:p text:style-name="P3"/>
      <text:p text:style-name="P3">Los commits que he realizado han sido para subir los proyectos de Pgestión, Psave y PserpisAd:</text:p>
      <text:p text:style-name="P7"><text:span text:style-name="T7">En lo referente al Psave, me quede a medio proyecto dado que no pude continuar por una falta de conocimiento bastante notoria, pues me falla el metodo Onload escrito para llegar a hacerlo generico, el siguiente metodo es el de guarda los cambios en la base de datos:</text:span></text:p>
      <text:p text:style-name="P7"><text:span text:style-name="T7"/></text:p>
      <text:p text:style-name="P8"><text:span text:style-name="T5">public</text:span> <text:span text:style-name="T5">static</text:span> <text:span text:style-name="T5">void</text:span> <text:span text:style-name="T2">Save</text:span>(<text:span text:style-name="T3">Categoria</text:span> <text:span text:style-name="T3">categoria</text:span>) {</text:p>
      <text:section text:style-name="Sect1" text:name="LC29">
        <text:p text:style-name="P9"><text:s text:c="18"/><text:span text:style-name="T3">IDbCommand</text:span> <text:span text:style-name="T3">updateDbCommand</text:span> = <text:span text:style-name="T3">App</text:span>.<text:span text:style-name="T3">Instance</text:span>.<text:span text:style-name="T3">DbConnection</text:span>.<text:span text:style-name="T3">CreateCommand</text:span> ();</text:p>
      </text:section>
      <text:section text:style-name="Sect1" text:name="LC30">
        <text:p text:style-name="P9"><text:s text:c="24"/><text:span text:style-name="T3">updateDbCommand</text:span>.<text:span text:style-name="T3">CommandText</text:span> = <text:span text:style-name="T4">"update categoria set nombre=@nombre where id="</text:span> + <text:span text:style-name="T3">categoria</text:span>.<text:span text:style-name="T3">Id</text:span>;</text:p>
      </text:section>
      <text:section text:style-name="Sect1" text:name="LC31">
        <text:p text:style-name="P9"><text:s text:c="19"/><text:span text:style-name="T3">DbCommandUtil</text:span>.<text:span text:style-name="T3">AddParameter</text:span> (<text:span text:style-name="T3">updateDbCommand</text:span>, <text:span text:style-name="T4">"nombre"</text:span>, <text:span text:style-name="T3">categoria</text:span>.<text:span text:style-name="T3">Nombre</text:span>);</text:p>
      </text:section>
      <text:section text:style-name="Sect1" text:name="LC32">
        <text:p text:style-name="P9"><text:s text:c="23"/><text:span text:style-name="T3">updateDbCommand</text:span>.<text:span text:style-name="T3">ExecuteNonQuery</text:span> (); <text:s text:c="3"/>} <text:s text:c="8"/></text:p>
      </text:section>
      <text:p text:style-name="P3"/>
      <text:p text:style-name="P3">Previamente a esto tenemos que realizar la conexión con la base de datos en la mainclass:</text:p>
      <text:p text:style-name="P3"><text:span text:style-name="T8">App.Instance.DbConnection</text:span><text:span text:style-name="T10"> </text:span><text:span text:style-name="T8">=</text:span><text:span text:style-name="T10"> </text:span><text:span text:style-name="T9">new</text:span><text:span text:style-name="T10"> </text:span><text:span text:style-name="T8">MySqlConnection(</text:span><text:span text:style-name="T11">"Server=localhost;Database=dbprueba;User Id=root;Password=sistemas"</text:span><text:span text:style-name="T8">);</text:span></text:p>
      <text:p text:style-name="P3">Esta linea conecta el programa a la BD, mediante el usuario y contraseña que previamente tenemos seleccionado.</text:p>
      <text:p text:style-name="P3"/>
      <text:p text:style-name="P3">En cuanto al proyecto Pgestión he llegado a realizar realmente poco debido a que muchas veces las cosas me fallaban o no sabia como hacerlas, sin embargo estube intentando solucionarlo y aunque tardé llegue a hacer alguna <text:s/>cosa:</text:p>
      <text:p text:style-name="P3"/>
      <text:p text:style-name="P3">//commit del CategoriaListView que incluye la funcion de regrescar y editar.</text:p>
      <text:p text:style-name="P8"><text:span text:style-name="T5">public</text:span> <text:span text:style-name="T2">CategoriaListView</text:span> ()</text:p>
      <text:section text:style-name="Sect1" text:name="LC11">
        <text:p text:style-name="P9"><text:s text:c="13"/>{</text:p>
      </text:section>
      <text:section text:style-name="Sect1" text:name="LC12">
        <text:p text:style-name="P9"><text:s text:c="23"/><text:span text:style-name="T3">TreeViewHelper</text:span> <text:span text:style-name="T3">treeViewHelper</text:span> = <text:span text:style-name="T5">new</text:span> <text:span text:style-name="T3">TreeViewHelper</text:span>(<text:span text:style-name="T3">treeView</text:span>, <text:span text:style-name="T3">App</text:span>.<text:span text:style-name="T3">Instance</text:span>.<text:span text:style-name="T3">DbConnection</text:span>, </text:p>
      </text:section>
      <text:section text:style-name="Sect1" text:name="LC13">
        <text:p text:style-name="P9"><text:s text:c="32"/><text:span text:style-name="T4">"select id, nombre from categoria"</text:span></text:p>
      </text:section>
      <text:section text:style-name="Sect1" text:name="LC14">
        <text:p text:style-name="P9"><text:s text:c="22"/>);</text:p>
      </text:section>
      <text:section text:style-name="Sect1" text:name="LC15">
        <text:p text:style-name="Preformatted_20_Text"/>
      </text:section>
      <text:section text:style-name="Sect1" text:name="LC16">
        <text:p text:style-name="Preformatted_20_Text"/>
      </text:section>
      <text:section text:style-name="Sect1" text:name="LC17">
        <text:p text:style-name="P9"><text:s text:c="24"/><text:span text:style-name="T3">Gtk</text:span>.<text:span text:style-name="T3">Action</text:span> <text:span text:style-name="T3">refreshAction</text:span> = <text:span text:style-name="T5">new</text:span> <text:span text:style-name="T3">Gtk</text:span>.<text:span text:style-name="T3">Action</text:span>(<text:span text:style-name="T4">"refreshAction"</text:span>, <text:span text:style-name="T5">null</text:span>, <text:span text:style-name="T5">null</text:span>, <text:span text:style-name="T3">Stock</text:span>.<text:span text:style-name="T3">Refresh</text:span>);</text:p>
      </text:section>
      <text:section text:style-name="Sect1" text:name="LC18">
        <text:p text:style-name="P9"><text:s text:c="18"/><text:span text:style-name="T3">refreshAction</text:span>.<text:span text:style-name="T3">Activated</text:span> += <text:span text:style-name="T5">delegate</text:span> {</text:p>
      </text:section>
      <text:section text:style-name="Sect1" text:name="LC19">
        <text:p text:style-name="P9"><text:s text:c="27"/><text:span text:style-name="T3">treeViewHelper</text:span>.<text:span text:style-name="T3">Refresh</text:span>();</text:p>
      </text:section>
      <text:section text:style-name="Sect1" text:name="LC20">
        <text:p text:style-name="P9"><text:s text:c="23"/>};</text:p>
      </text:section>
      <text:section text:style-name="Sect1" text:name="LC21">
        <text:p text:style-name="P9"><text:s text:c="22"/><text:span text:style-name="T3">actionGroup</text:span>.<text:span text:style-name="T3">Add</text:span>(<text:span text:style-name="T3">refreshAction</text:span>);</text:p>
      </text:section>
      <text:section text:style-name="Sect1" text:name="LC22">
        <text:p text:style-name="Preformatted_20_Text"/>
      </text:section>
      <text:section text:style-name="Sect1" text:name="LC23">
        <text:p text:style-name="Preformatted_20_Text"/>
      </text:section>
      <text:section text:style-name="Sect1" text:name="LC24">
        <text:p text:style-name="P9"><text:s text:c="24"/><text:span text:style-name="T3">Gtk</text:span>.<text:span text:style-name="T3">Action</text:span> <text:span text:style-name="T3">editAction</text:span> = <text:span text:style-name="T5">new</text:span> <text:span text:style-name="T3">Gtk</text:span>.<text:span text:style-name="T3">Action</text:span> (<text:span text:style-name="T4">"editAction"</text:span>, <text:span text:style-name="T5">null</text:span>, <text:span text:style-name="T5">null</text:span>, <text:span text:style-name="T3">Stock</text:span>.<text:span text:style-name="T3">Edit</text:span>);</text:p>
      </text:section>
      <text:section text:style-name="Sect1" text:name="LC25">
        <text:p text:style-name="P9"><text:s text:c="18"/><text:span text:style-name="T3">editAction</text:span>.<text:span text:style-name="T3">Activated</text:span> += <text:span text:style-name="T5">delegate</text:span> {</text:p>
      </text:section>
      <text:section text:style-name="Sect1" text:name="LC26">
        <text:p text:style-name="Preformatted_20_Text"/>
      </text:section>
      <text:section text:style-name="Sect1" text:name="LC27">
        <text:p text:style-name="P9"><text:s text:c="24"/>};</text:p>
      </text:section>
      <text:section text:style-name="Sect1" text:name="LC28">
        <text:p text:style-name="P9"><text:s text:c="22"/><text:span text:style-name="T3">actionGroup</text:span>.<text:span text:style-name="T3">Add</text:span> (<text:span text:style-name="T3">editAction</text:span>);</text:p>
      </text:section>
      <text:section text:style-name="Sect1" text:name="Sección1">
        <text:p text:style-name="Preformatted_20_Text"><text:bookmark text:name="LC29"/></text:p>
      </text:section>
      <text:section text:style-name="Sect1" text:name="Sección2">
        <text:p text:style-name="P9"><text:bookmark text:name="LC30"/><text:s text:c="24"/><text:span text:style-name="T3">treeView</text:span>.<text:span text:style-name="T3">Selection</text:span>.<text:span text:style-name="T3">Changed</text:span> += <text:span text:style-name="T5">delegate</text:span> {</text:p>
      </text:section>
      <text:section text:style-name="Sect1" text:name="Sección3">
        <text:p text:style-name="P9"><text:bookmark text:name="LC31"/><text:s text:c="32"/><text:span text:style-name="T3">Console</text:span>.<text:span text:style-name="T3">WriteLine</text:span>(<text:span text:style-name="T4">"treeViewHelper.Id='{0}'"</text:span>, <text:span text:style-name="T3">treeViewHelper</text:span>.<text:span text:style-name="T3">Id</text:span>);</text:p>
      </text:section>
      <text:section text:style-name="Sect1" text:name="Sección4">
        <text:p text:style-name="P9"><text:bookmark text:name="LC32"/><text:s text:c="32"/><text:span text:style-name="T3">editAction</text:span>.<text:span text:style-name="T3">Sensitive</text:span> = <text:soft-page-break/><text:span text:style-name="T3">treeView</text:span>.<text:span text:style-name="T3">Selection</text:span>.<text:span text:style-name="T3">CountSelectedRows</text:span>() &gt; <text:span text:style-name="T13">0</text:span>;</text:p>
      </text:section>
      <text:section text:style-name="Sect1" text:name="LC33">
        <text:p text:style-name="P9"><text:s text:c="22"/>};</text:p>
      </text:section>
      <text:p text:style-name="P3"/>
      <text:p text:style-name="P3">//Commit del ArticuloListView</text:p>
      <text:p text:style-name="P8"><text:span text:style-name="T5">public</text:span> <text:span text:style-name="T2">ArticuloListView</text:span> ()</text:p>
      <text:section text:style-name="Sect1" text:name="Sección5">
        <text:p text:style-name="P9"><text:bookmark text:name="LC11"/><text:s text:c="14"/>{</text:p>
      </text:section>
      <text:section text:style-name="Sect1" text:name="Sección6">
        <text:p text:style-name="Preformatted_20_Text"><text:bookmark text:name="LC12"/></text:p>
      </text:section>
      <text:section text:style-name="Sect1" text:name="Sección7">
        <text:p text:style-name="P9"><text:bookmark text:name="LC13"/><text:s text:c="24"/><text:span text:style-name="T3">TreeViewHelper</text:span> <text:span text:style-name="T3">treeViewHelper</text:span> = <text:span text:style-name="T5">new</text:span> <text:span text:style-name="T3">TreeViewHelper</text:span>(<text:span text:style-name="T3">treeView</text:span>, <text:span text:style-name="T3">App</text:span>.<text:span text:style-name="T3">Instance</text:span>.<text:span text:style-name="T3">DbConnection</text:span>, </text:p>
      </text:section>
      <text:section text:style-name="Sect1" text:name="Sección8">
        <text:p text:style-name="P9"><text:bookmark text:name="LC14"/><text:s text:c="32"/><text:span text:style-name="T4">"select * from articulo"</text:span></text:p>
      </text:section>
      <text:section text:style-name="Sect1" text:name="Sección9">
        <text:p text:style-name="P9"><text:bookmark text:name="LC15"/><text:s text:c="24"/>);</text:p>
      </text:section>
      <text:section text:style-name="Sect1" text:name="Sección10">
        <text:p text:style-name="Preformatted_20_Text"><text:bookmark text:name="LC16"/></text:p>
      </text:section>
      <text:section text:style-name="Sect1" text:name="Sección11">
        <text:p text:style-name="Preformatted_20_Text"><text:bookmark text:name="LC17"/></text:p>
      </text:section>
      <text:section text:style-name="Sect1" text:name="Sección12">
        <text:p text:style-name="P9"><text:bookmark text:name="LC18"/><text:s text:c="24"/><text:span text:style-name="T3">Gtk</text:span>.<text:span text:style-name="T3">Action</text:span> <text:span text:style-name="T3">refreshAction</text:span> = <text:span text:style-name="T5">new</text:span> <text:span text:style-name="T3">Gtk</text:span>.<text:span text:style-name="T3">Action</text:span>(<text:span text:style-name="T4">"refreshAction"</text:span>, <text:span text:style-name="T5">null</text:span>, <text:span text:style-name="T5">null</text:span>, <text:span text:style-name="T3">Stock</text:span>.<text:span text:style-name="T3">Refresh</text:span>);</text:p>
      </text:section>
      <text:section text:style-name="Sect1" text:name="Sección13">
        <text:p text:style-name="Preformatted_20_Text"><text:bookmark text:name="LC19"/></text:p>
      </text:section>
      <text:section text:style-name="Sect1" text:name="Sección14">
        <text:p text:style-name="P9"><text:bookmark text:name="LC20"/><text:s text:c="24"/><text:span text:style-name="T3">refreshAction</text:span>.<text:span text:style-name="T3">Activated</text:span> += <text:span text:style-name="T5">delegate</text:span> {</text:p>
      </text:section>
      <text:section text:style-name="Sect1" text:name="Sección15">
        <text:p text:style-name="P9"><text:bookmark text:name="LC21"/><text:s text:c="27"/><text:span text:style-name="T3">treeViewHelper</text:span>.<text:span text:style-name="T3">Refresh</text:span>();</text:p>
      </text:section>
      <text:section text:style-name="Sect1" text:name="Sección16">
        <text:p text:style-name="P9"><text:bookmark text:name="LC22"/><text:s text:c="23"/>};</text:p>
      </text:section>
      <text:section text:style-name="Sect1" text:name="Sección17">
        <text:p text:style-name="P9"><text:bookmark text:name="LC23"/><text:s text:c="22"/><text:span text:style-name="T3">actionGroup</text:span>.<text:span text:style-name="T3">Add</text:span>(<text:span text:style-name="T3">refreshAction</text:span>);</text:p>
      </text:section>
      <text:section text:style-name="Sect1" text:name="Sección18">
        <text:p text:style-name="Preformatted_20_Text"><text:bookmark text:name="LC24"/></text:p>
      </text:section>
      <text:section text:style-name="Sect1" text:name="Sección19">
        <text:p text:style-name="P9"><text:bookmark text:name="LC25"/><text:s text:c="16"/>}</text:p>
      </text:section>
      <text:p text:style-name="P3"/>
      <text:p text:style-name="P3">En cuanto al proyecto PserpisAd fue tomado de apuntes en clase mientras se hacian los proyectos durante su explicación, como anteriormente he dicho, me ha costado mucho asimilar los contenidos este trimestre y como consecuencia completar el trabajo encomendado tambien, a pesar de esto he intentado hacer lo que se ha pedido a lo largo del trimestre, con más o menos exito en el proceso.</text:p>
      <text:p text:style-name="P3"/>
      <text:p text:style-name="P8"><text:span text:style-name="T5">public</text:span> <text:span text:style-name="T2">ModelInfo</text:span> ()</text:p>
      <text:section text:style-name="Sect1" text:name="LC10">
        <text:p text:style-name="P9"><text:s text:c="13"/>{</text:p>
      </text:section>
      <text:section text:style-name="Sect1" text:name="Sección20">
        <text:p text:style-name="P9"><text:bookmark text:name="LC111"/><text:s text:c="23"/><text:span text:style-name="T5">this</text:span>.<text:span text:style-name="T3">type</text:span> = <text:span text:style-name="T3">type</text:span>;</text:p>
      </text:section>
      <text:section text:style-name="Sect1" text:name="Sección21">
        <text:p text:style-name="Preformatted_20_Text"><text:bookmark text:name="LC121"/></text:p>
      </text:section>
      <text:section text:style-name="Sect1" text:name="Sección22">
        <text:p text:style-name="P9"><text:bookmark text:name="LC131"/><text:s text:c="24"/><text:span text:style-name="T5">public</text:span> <text:span text:style-name="T5">static</text:span> <text:span text:style-name="T5">void</text:span> <text:span text:style-name="T2">GetSelect</text:span>(<text:span text:style-name="T3">Type</text:span> <text:span text:style-name="T3">type</text:span>) {</text:p>
      </text:section>
      <text:section text:style-name="Sect1" text:name="Sección23">
        <text:p text:style-name="P9"><text:bookmark text:name="LC141"/><text:s text:c="31"/><text:span text:style-name="T1">string</text:span> <text:span text:style-name="T3">keyName</text:span> = <text:span text:style-name="T5">null</text:span>;</text:p>
      </text:section>
      <text:section text:style-name="Sect1" text:name="Sección24">
        <text:p text:style-name="Preformatted_20_Text"><text:bookmark text:name="LC151"/></text:p>
      </text:section>
      <text:section text:style-name="Sect1" text:name="Sección25">
        <text:p text:style-name="P9"><text:bookmark text:name="LC161"/><text:s text:c="32"/><text:span text:style-name="T3">List</text:span>&lt;<text:span text:style-name="T1">string</text:span>&gt; <text:span text:style-name="T3">fieldNames</text:span> = <text:span text:style-name="T5">new</text:span> <text:span text:style-name="T3">List</text:span>&lt;<text:span text:style-name="T1">string</text:span>&gt;();</text:p>
      </text:section>
      <text:section text:style-name="Sect1" text:name="Sección26">
        <text:p text:style-name="P9"><text:bookmark text:name="LC171"/><text:s text:c="27"/><text:span text:style-name="T5">foreach</text:span> (<text:span text:style-name="T3">PropertyInfo</text:span> <text:span text:style-name="T3">propertyInfo</text:span> <text:span text:style-name="T5">in</text:span> <text:tab/><text:tab/><text:tab/><text:tab/><text:tab/><text:tab/><text:tab/><text:span text:style-name="T3">type</text:span>.<text:span text:style-name="T3">GetProperties</text:span> ()) {</text:p>
      </text:section>
      <text:section text:style-name="Sect1" text:name="Sección27">
        <text:p text:style-name="P9"><text:bookmark text:name="LC181"/><text:s text:c="34"/><text:span text:style-name="T5">if</text:span> (<text:span text:style-name="T3">propertyInfo</text:span>.<text:span text:style-name="T3">IsDefined</text:span> (<text:tab/><text:tab/><text:tab/><text:tab/><text:tab/><text:tab/><text:tab/><text:tab/><text:tab/><text:span text:style-name="T5">typeof</text:span>(<text:span text:style-name="T3">KeyAttribute</text:span>), <text:span text:style-name="T5">true</text:span>))</text:p>
      </text:section>
      <text:section text:style-name="Sect1" text:name="Sección28">
        <text:p text:style-name="P9"><text:bookmark text:name="LC191"/><text:s text:c="48"/><text:span text:style-name="T3">keyName</text:span> = <text:tab/><text:tab/><text:tab/><text:tab/><text:tab/><text:tab/><text:tab/><text:tab/><text:tab/><text:span text:style-name="T3">propertyInfo</text:span>.<text:span text:style-name="T3">Name</text:span>.<text:span text:style-name="T3">ToLower</text:span> ();</text:p>
      </text:section>
      <text:section text:style-name="Sect1" text:name="Sección29">
        <text:p text:style-name="P9"><text:s text:c="33"/><text:span text:style-name="T5">else</text:span> <text:span text:style-name="T2">if</text:span> (<text:span text:style-name="T3">propertyInfo</text:span>.<text:span text:style-name="T3">IsDefined</text:span> <text:tab/><text:tab/><text:tab/><text:tab/><text:tab/><text:tab/><text:tab/><text:tab/>(<text:span text:style-name="T5">typeof</text:span>(<text:span text:style-name="T3">FieldAttribute</text:span>), <text:span text:style-name="T5">true</text:span>))</text:p>
      </text:section>
      <text:section text:style-name="Sect1" text:name="Sección30">
        <text:p text:style-name="P9"><text:bookmark text:name="LC211"/><text:s text:c="41"/><text:span text:style-name="T3">fieldNames</text:span>.<text:span text:style-name="T3">Add</text:span> <text:tab/><text:tab/><text:tab/><text:tab/><text:tab/><text:tab/><text:tab/><text:tab/><text:tab/><text:tab/>(<text:span text:style-name="T3">propertyInfo</text:span>.<text:span text:style-name="T3">Name</text:span>.<text:span text:style-name="T3">ToLower</text:span>());</text:p>
      </text:section>
      <text:section text:style-name="Sect1" text:name="Sección31">
        <text:p text:style-name="P9"><text:bookmark text:name="LC221"/><text:s text:c="27"/>}</text:p>
      </text:section>
      <text:section text:style-name="Sect1" text:name="Sección32">
        <text:p text:style-name="Preformatted_20_Text"><text:bookmark text:name="LC231"/></text:p>
      </text:section>
      <text:section text:style-name="Sect1" text:name="Sección33">
        <text:p text:style-name="P9"><text:bookmark text:name="LC241"/><text:s text:c="24"/><text:span text:style-name="T3">tableName</text:span> = <text:span text:style-name="T3">type</text:span>.<text:span text:style-name="T3">Name</text:span>.<text:span text:style-name="T3">ToLower</text:span>();</text:p>
      </text:section>
      <text:section text:style-name="Sect1" text:name="Sección34">
        <text:p text:style-name="P9"><text:bookmark text:name="LC251"/><text:s text:c="16"/>}</text:p>
      </text:section>
      <text:p text:style-name="P3"/>
      <text:p text:style-name="P3"/>
      <text:p text:style-name="P4">Autoevaluación [ Nota Justa 5 ]</text:p>
      <text:p text:style-name="P3">A pesar de que los contenidos no han sido asimilados tan a fondo como tendrian que haber sido asimilados, voy a tratar de dedicarle el tiempo necesario para que no me quede colgando aquello que hemos estado realizando a lo largo del trimestre, ya que es algo necesario y vital en la programación y la conexión entre una base de datos y un programa.</text:p>
      <text:p text:style-name="P4"/>
      <text:p text:style-name="P4">El trabajo [ 5]: </text:p>
      <text:p text:style-name="P4"><text:span text:style-name="T12">Como en otras asignaturas a lo largo del trimestre y del curso ha bajado mi rendimiento, </text:span><text:soft-page-break/><text:span text:style-name="T12">probablemente por una falta de organización en el tiempo para llevar todas las asignaturas, pues en ocasiones me he visto incluso algo saturado para sobrellevarlas todas en general, aunque he tratado de dedicarle tiempo a la asignatura, no solo en las horas de clase en las cuales trataba de buscar solucion a los ejercicios propuestos y poco a poco mejorarlos, sino tambien en casa, a pesar de esto el tiempo no ha sido el que debiera pues si me hubiese organizado mejor le habria dedicado más tiempo a la asignatura pudiendo entregar más y mejor los trabajos propuestos para hacer y practicar.</text:span></text:p>
      <text:p text:style-name="P3"/>
      <text:p text:style-name="P3"><text:span text:style-name="T6">Contenido asimilado [ 4 ]:</text:span></text:p>
      <text:p text:style-name="P3">A pesar del trabajo realizado y de las horas que le he dedicado, me he dado cuenta con los ejercicios de que no es suficiente para asimilarlo todo, asi pues, teniendo en cuenta lo que me ha costado realizar algunas cosas y llegar terminar otras o incluso en ocasiones necesitar la explicación del ejericicio para poder continuar creo que no he asimilado los contenidos de una forma totalmente adecuada a la que debe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nsolas" svg:font-family="Consolas, 'Liberation Mono', Courier,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38M6S</meta:editing-duration>
    <meta:editing-cycles>9</meta:editing-cycles>
    <meta:generator>OpenOffice.org/3.3$Win32 OpenOffice.org_project/330m20$Build-9567</meta:generator>
    <dc:date>2014-02-20T19:05:35.80</dc:date>
    <dc:creator>Carlos Coloma</dc:creator>
    <meta:document-statistic meta:table-count="0" meta:image-count="0" meta:object-count="0" meta:page-count="3" meta:paragraph-count="66" meta:word-count="662" meta:character-count="5863"/>
    <meta:user-defined meta:name="Info 1"/>
    <meta:user-defined meta:name="Info 2"/>
    <meta:user-defined meta:name="Info 3"/>
    <meta:user-defined meta:name="Info 4"/>
  </office:meta>
</office:document-meta>
</file>